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ExcludingStubsTest.shouldAllowToExcludeStubsForVerifi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rificationExcludingStubsTest.shouldExcludeFromVerification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ificationExcludingStubsTest.shouldIgnoringStubsDetectNon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ificationExcludingStubsTest.shouldIgnoringStubsDetect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